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9pt"/>
    </style:style>
    <style:style style:name="co3" style:family="table-column">
      <style:table-column-properties fo:break-before="auto" style:column-width="51.79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51.25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9.61pt"/>
    </style:style>
    <style:style style:name="co9" style:family="table-column">
      <style:table-column-properties fo:break-before="auto" style:column-width="120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SG.NAME</text:p>
          </table:table-cell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LSG.FORMEL</text:p>
          </table:table-cell>
          <table:table-cell table:style-name="ce1" office:value-type="string" calcext:value-type="string">
            <text:p>BEZIEHUNG</text:p>
          </table:table-cell>
          <table:table-cell table:style-name="ce1" office:value-type="string" calcext:value-type="string">
            <text:p>LSG.BEZIEHUNG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LSG.WE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eichen</text:p>
          </table:table-cell>
          <table:table-cell table:style-name="ce1" office:value-type="string" calcext:value-type="string">
            <text:p>Beziehung</text:p>
          </table:table-cell>
          <table:table-cell table:style-name="ce7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  <table:table-cell table:style-name="ce12" office:value-type="string" calcext:value-type="string">
            <text:p>siunitx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#######</text:p>
          </table:table-cell>
          <table:table-cell table:style-name="ce2"/>
          <table:table-cell table:style-name="ce2" office:value-type="string" calcext:value-type="string">
            <text:p>####</text:p>
          </table:table-cell>
          <table:table-cell table:style-name="ce2"/>
          <table:table-cell table:style-name="ce2" office:value-type="string" calcext:value-type="string">
            <text:p>####</text:p>
          </table:table-cell>
          <table:table-cell table:style-name="ce2"/>
          <table:table-cell table:style-name="ce2" office:value-type="string" calcext:value-type="string">
            <text:p>####</text:p>
          </table:table-cell>
          <table:table-cell table:style-name="ce2"/>
          <table:table-cell table:number-columns-repeated="3" table:style-name="ce2" office:value-type="string" calcext:value-type="string">
            <text:p>####</text:p>
          </table:table-cell>
          <table:table-cell table:style-name="ce8" office:value-type="string" calcext:value-type="string">
            <text:p>####</text:p>
          </table:table-cell>
          <table:table-cell table:number-columns-repeated="2" table:style-name="ce2" office:value-type="string" calcext:value-type="string">
            <text:p>####</text:p>
          </table:table-cell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Gib das Formelzeichen an für:</text:p>
          </table:table-cell>
          <table:table-cell table:style-name="ce3" office:value-type="string" calcext:value-type="string">
            <text:p>Lsg</text:p>
          </table:table-cell>
          <table:table-cell table:style-name="ce3" office:value-type="string" calcext:value-type="string">
            <text:p>Gib den Namen der Konstante an: </text:p>
          </table:table-cell>
          <table:table-cell table:style-name="ce3" office:value-type="string" calcext:value-type="string">
            <text:p>Lsg.</text:p>
          </table:table-cell>
          <table:table-cell table:style-name="ce3" office:value-type="string" calcext:value-type="string">
            <text:p>Welche Konstante berechnet sich wie folgt:</text:p>
          </table:table-cell>
          <table:table-cell table:style-name="ce3" office:value-type="string" calcext:value-type="string">
            <text:p>Lsg</text:p>
          </table:table-cell>
          <table:table-cell table:style-name="ce3" office:value-type="string" calcext:value-type="string">
            <text:p>Welche Konstante ist hier angegeben:</text:p>
          </table:table-cell>
          <table:table-cell table:style-name="ce3" office:value-type="string" calcext:value-type="string">
            <text:p>Lsg.</text:p>
          </table:table-cell>
          <table:table-cell table:style-name="ce6" table:number-columns-repeated="6"/>
          <table:table-cell table:style-name="ce3" table:number-columns-repeated="1010"/>
        </table:table-row>
        <table:table-row table:style-name="ro1">
          <table:table-cell table:style-name="ce4" office:value-type="string" calcext:value-type="string">
            <text:p># NAME</text:p>
          </table:table-cell>
          <table:table-cell table:style-name="ce4" table:formula="of:=[.B1]" office:value-type="string" office:string-value="LSG.NAME" calcext:value-type="string">
            <text:p>LSG.NAME</text:p>
          </table:table-cell>
          <table:table-cell table:style-name="ce4" table:formula="of:=[.C1]" office:value-type="string" office:string-value="FORMELZEICHEN" calcext:value-type="string">
            <text:p>FORMELZEICHEN</text:p>
          </table:table-cell>
          <table:table-cell table:style-name="ce4" table:formula="of:=[.D1]" office:value-type="string" office:string-value="LSG.FORMEL" calcext:value-type="string">
            <text:p>LSG.FORMEL</text:p>
          </table:table-cell>
          <table:table-cell table:style-name="ce4" table:formula="of:=[.E1]" office:value-type="string" office:string-value="BEZIEHUNG" calcext:value-type="string">
            <text:p>BEZIEHUNG</text:p>
          </table:table-cell>
          <table:table-cell table:style-name="ce4" table:formula="of:=[.F1]" office:value-type="string" office:string-value="LSG.BEZIEHUNG" calcext:value-type="string">
            <text:p>LSG.BEZIEHUNG</text:p>
          </table:table-cell>
          <table:table-cell table:style-name="ce4" table:formula="of:=[.G1]" office:value-type="string" office:string-value="WERT" calcext:value-type="string">
            <text:p>WERT</text:p>
          </table:table-cell>
          <table:table-cell table:style-name="ce4" table:formula="of:=[.H1]" office:value-type="string" office:string-value="LSG.WERT" calcext:value-type="string">
            <text:p>LSG.WERT</text:p>
          </table:table-cell>
          <table:table-cell table:style-name="ce4" table:formula="of:=[.I1]" office:value-type="string" office:string-value="Name" calcext:value-type="string">
            <text:p>Name</text:p>
          </table:table-cell>
          <table:table-cell table:style-name="ce4" table:formula="of:=[.J1]" office:value-type="string" office:string-value="Zeichen" calcext:value-type="string">
            <text:p>Zeichen</text:p>
          </table:table-cell>
          <table:table-cell table:style-name="ce4" table:formula="of:=[.K1]" office:value-type="string" office:string-value="Beziehung" calcext:value-type="string">
            <text:p>Beziehung</text:p>
          </table:table-cell>
          <table:table-cell table:style-name="ce9" table:formula="of:=[.L1]" office:value-type="string" office:string-value="Wert" calcext:value-type="string">
            <text:p>Wert</text:p>
          </table:table-cell>
          <table:table-cell table:style-name="ce4" table:formula="of:=[.M1]" office:value-type="string" office:string-value="Einheit" calcext:value-type="string">
            <text:p>Einheit</text:p>
          </table:table-cell>
          <table:table-cell table:style-name="ce13" table:formula="of:=[.N1]" office:value-type="string" office:string-value="siunitx" calcext:value-type="string">
            <text:p>siunitx</text:p>
          </table:table-cell>
          <table:table-cell table:style-name="ce13" table:formula="of:=[.O1]" office:value-type="string" office:string-value="Anderes" calcext:value-type="string">
            <text:p>Anderes</text:p>
          </table:table-cell>
          <table:table-cell table:style-name="ce4" table:number-columns-repeated="1009"/>
        </table:table-row>
        <table:table-row table:style-name="ro1">
          <table:table-cell table:style-name="ce2" table:formula="of:=IF([.I5]=&quot;&quot;;&quot;&quot;;[.I5])" office:value-type="string" office:string-value="Atomare Masseneinheit" calcext:value-type="string">
            <text:p>Atomare Masseneinheit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table:style-name="ce2" table:formula="of:=IF([.I5]=&quot;&quot;;&quot;&quot;;[.I5])" office:value-type="string" office:string-value="Atomare Masseneinheit" calcext:value-type="string">
            <text:p>Atomare Masseneinheit</text:p>
          </table:table-cell>
          <table:table-cell office:value-type="string" calcext:value-type="string">
            <text:p>$\frac{1}{12}m({}^{12}\text{C})$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table:style-name="ce2" table:formula="of:=IF([.I5]=&quot;&quot;;&quot;&quot;;CONCATENATE(&quot;\SI{&quot;;[.L5];&quot;}{&quot;;[.N5];&quot;}&quot;))" office:value-type="string" office:string-value="\SI{1.66e-27}{\kilogram}" calcext:value-type="string">
            <text:p>\SI{1.66e-27}{\kilogram}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office:value-type="string" calcext:value-type="string">
            <text:p>Atomare Masseneinhe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010"/>
        </table:table-row>
        <table:table-row table:style-name="ro1">
          <table:table-cell table:style-name="ce2" table:formula="of:=IF([.I6]=&quot;&quot;;&quot;&quot;;[.I6])" office:value-type="string" office:string-value="Avogadro-Konstante" calcext:value-type="string">
            <text:p>Avogadro-Konstante</text:p>
          </table:table-cell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table:style-name="ce2" table:formula="of:=IF([.I6]=&quot;&quot;;&quot;&quot;;[.I6])" office:value-type="string" office:string-value="Avogadro-Konstante" calcext:value-type="string">
            <text:p>Avogadro-Konstante</text:p>
          </table:table-cell>
          <table:table-cell table:style-name="ce5"/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table:style-name="ce2" table:formula="of:=IF([.I6]=&quot;&quot;;&quot;&quot;;CONCATENATE(&quot;\SI{&quot;;[.L6];&quot;}{&quot;;[.N6];&quot;}&quot;))" office:value-type="string" office:string-value="\SI{6.022e23}{\per\mol}" calcext:value-type="string">
            <text:p>\SI{6.022e23}{\per\mol}</text:p>
          </table:table-cell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office:value-type="string" calcext:value-type="string">
            <text:p>Avogadro-Konstante</text:p>
          </table:table-cell>
          <table:table-cell office:value-type="string" calcext:value-type="string">
            <text:p>N_A</text:p>
          </table:table-cell>
          <table:table-cell/>
          <table:table-cell table:style-name="ce11" office:value-type="string" calcext:value-type="string">
            <text:p>6.02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1010"/>
        </table:table-row>
        <table:table-row table:style-name="ro1">
          <table:table-cell table:style-name="ce2" table:formula="of:=IF([.I7]=&quot;&quot;;&quot;&quot;;[.I7])" office:value-type="string" office:string-value="Boltzmann-Konstante" calcext:value-type="string">
            <text:p>Boltzmann-Konstante</text:p>
          </table:table-cell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table:style-name="ce2" table:formula="of:=IF([.I7]=&quot;&quot;;&quot;&quot;;[.I7])" office:value-type="string" office:string-value="Boltzmann-Konstante" calcext:value-type="string">
            <text:p>Boltzmann-Konstante</text:p>
          </table:table-cell>
          <table:table-cell table:style-name="ce5"/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table:style-name="ce2" table:formula="of:=IF([.I7]=&quot;&quot;;&quot;&quot;;CONCATENATE(&quot;\SI{&quot;;[.L7];&quot;}{&quot;;[.N7];&quot;}&quot;))" office:value-type="string" office:string-value="\SI{1.380e-23}{\joule\per\kelvin}" calcext:value-type="string">
            <text:p>\SI{1.380e-23}{\joule\per\kelvin}</text:p>
          </table:table-cell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office:value-type="string" calcext:value-type="string">
            <text:p>Boltzmann-Konstante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0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1010"/>
        </table:table-row>
        <table:table-row table:style-name="ro1">
          <table:table-cell table:style-name="ce2" table:formula="of:=IF([.I8]=&quot;&quot;;&quot;&quot;;[.I8])" office:value-type="string" office:string-value="Elektrische Feldkonstante" calcext:value-type="string">
            <text:p>Elektrische Feldkonstante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table:style-name="ce2" table:formula="of:=IF([.I8]=&quot;&quot;;&quot;&quot;;[.I8])" office:value-type="string" office:string-value="Elektrische Feldkonstante" calcext:value-type="string">
            <text:p>Elektrische Feldkonstante</text:p>
          </table:table-cell>
          <table:table-cell office:value-type="string" calcext:value-type="string">
            <text:p>$\frac{1}{\mu_0 c^2}$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table:style-name="ce2" table:formula="of:=IF([.I8]=&quot;&quot;;&quot;&quot;;CONCATENATE(&quot;\SI{&quot;;[.L8];&quot;}{&quot;;[.N8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office:value-type="string" calcext:value-type="string">
            <text:p>Elektrische Feldkonstant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010"/>
        </table:table-row>
        <table:table-row table:style-name="ro1">
          <table:table-cell table:style-name="ce2" table:formula="of:=IF([.I9]=&quot;&quot;;&quot;&quot;;[.I9])" office:value-type="string" office:string-value="Elektronenvolt" calcext:value-type="string">
            <text:p>Elektronenvolt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table:style-name="ce2" table:formula="of:=IF([.I9]=&quot;&quot;;&quot;&quot;;[.I9])" office:value-type="string" office:string-value="Elektronenvolt" calcext:value-type="string">
            <text:p>Elektronenvolt</text:p>
          </table:table-cell>
          <table:table-cell office:value-type="string" calcext:value-type="string">
            <text:p>$e\cdot\SI{1}{\volt}$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table:style-name="ce2" table:formula="of:=IF([.I9]=&quot;&quot;;&quot;&quot;;CONCATENATE(&quot;\SI{&quot;;[.L9];&quot;}{&quot;;[.N9];&quot;}&quot;))" office:value-type="string" office:string-value="\SI{1.602e-19}{\joule}" calcext:value-type="string">
            <text:p>\SI{1.602e-19}{\joule}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office:value-type="string" calcext:value-type="string">
            <text:p>Elektronen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1010"/>
        </table:table-row>
        <table:table-row table:style-name="ro1">
          <table:table-cell table:style-name="ce2" table:formula="of:=IF([.I10]=&quot;&quot;;&quot;&quot;;[.I10])" office:value-type="string" office:string-value="Elementarladung" calcext:value-type="string">
            <text:p>Elementarladung</text:p>
          </table:table-cell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table:style-name="ce2" table:formula="of:=IF([.I10]=&quot;&quot;;&quot;&quot;;[.I10])" office:value-type="string" office:string-value="Elementarladung" calcext:value-type="string">
            <text:p>Elementarladung</text:p>
          </table:table-cell>
          <table:table-cell table:style-name="ce5"/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table:style-name="ce2" table:formula="of:=IF([.I10]=&quot;&quot;;&quot;&quot;;CONCATENATE(&quot;\SI{&quot;;[.L10];&quot;}{&quot;;[.N10];&quot;}&quot;))" office:value-type="string" office:string-value="\SI{1.602e-19}{\coulomb}" calcext:value-type="string">
            <text:p>\SI{1.602e-19}{\coulomb}</text:p>
          </table:table-cell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office:value-type="string" calcext:value-type="string">
            <text:p>Elementarladun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1010"/>
        </table:table-row>
        <table:table-row table:style-name="ro1">
          <table:table-cell table:style-name="ce2" table:formula="of:=IF([.I11]=&quot;&quot;;&quot;&quot;;[.I11])" office:value-type="string" office:string-value="Erdbeschleunigung" calcext:value-type="string">
            <text:p>Erdbeschleunigung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table:style-name="ce2" table:formula="of:=IF([.I11]=&quot;&quot;;&quot;&quot;;[.I11])" office:value-type="string" office:string-value="Erdbeschleunigung" calcext:value-type="string">
            <text:p>Erdbeschleunigung</text:p>
          </table:table-cell>
          <table:table-cell office:value-type="string" calcext:value-type="string">
            <text:p>$\displaystyle\gamma\cdot\frac{m_E}{r_E^2}$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table:style-name="ce2" table:formula="of:=IF([.I11]=&quot;&quot;;&quot;&quot;;CONCATENATE(&quot;\SI{&quot;;[.L11];&quot;}{&quot;;[.N11];&quot;}&quot;))" office:value-type="string" office:string-value="\SI{9.81}{\meter\per\second\squared}" calcext:value-type="string">
            <text:p>\SI{9.81}{\meter\per\second\squared}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office:value-type="string" calcext:value-type="string">
            <text:p>Erdbeschleunig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010"/>
        </table:table-row>
        <table:table-row table:style-name="ro1">
          <table:table-cell table:style-name="ce2" table:formula="of:=IF([.I12]=&quot;&quot;;&quot;&quot;;[.I12])" office:value-type="string" office:string-value="Gravitationskonstante" calcext:value-type="string">
            <text:p>Gravitationskonstante</text:p>
          </table:table-cell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table:style-name="ce2" table:formula="of:=IF([.I12]=&quot;&quot;;&quot;&quot;;[.I12])" office:value-type="string" office:string-value="Gravitationskonstante" calcext:value-type="string">
            <text:p>Gravitationskonstante</text:p>
          </table:table-cell>
          <table:table-cell table:style-name="ce5"/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table:style-name="ce2" table:formula="of:=IF([.I12]=&quot;&quot;;&quot;&quot;;CONCATENATE(&quot;\SI{&quot;;[.L12];&quot;}{&quot;;[.N12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office:value-type="string" calcext:value-type="string">
            <text:p>Gravitationskonstante</text:p>
          </table:table-cell>
          <table:table-cell office:value-type="string" calcext:value-type="string">
            <text:p>\gamma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1010"/>
        </table:table-row>
        <table:table-row table:style-name="ro1">
          <table:table-cell table:style-name="ce2" table:formula="of:=IF([.I13]=&quot;&quot;;&quot;&quot;;[.I13])" office:value-type="string" office:string-value="Lichtgeschwindigkeit" calcext:value-type="string">
            <text:p>Lichtgeschwindigkeit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table:style-name="ce2" table:formula="of:=IF([.I13]=&quot;&quot;;&quot;&quot;;[.I13])" office:value-type="string" office:string-value="Lichtgeschwindigkeit" calcext:value-type="string">
            <text:p>Lichtgeschwindigkeit</text:p>
          </table:table-cell>
          <table:table-cell office:value-type="string" calcext:value-type="string">
            <text:p>$\sqrt{\frac{1}{\epsilon_0 \mu_0}}$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table:style-name="ce2" table:formula="of:=IF([.I13]=&quot;&quot;;&quot;&quot;;CONCATENATE(&quot;\SI{&quot;;[.L13];&quot;}{&quot;;[.N13];&quot;}&quot;))" office:value-type="string" office:string-value="\SI{3.00e8}{\meter\per\second}" calcext:value-type="string">
            <text:p>\SI{3.00e8}{\meter\per\second}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office:value-type="string" calcext:value-type="string">
            <text:p>Lichtgeschwindigke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010"/>
        </table:table-row>
        <table:table-row table:style-name="ro1">
          <table:table-cell table:style-name="ce2" table:formula="of:=IF([.I14]=&quot;&quot;;&quot;&quot;;[.I14])" office:value-type="string" office:string-value="Magnetische Feldkonstante" calcext:value-type="string">
            <text:p>Magnetische Feldkonstante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table:style-name="ce2" table:formula="of:=IF([.I14]=&quot;&quot;;&quot;&quot;;[.I14])" office:value-type="string" office:string-value="Magnetische Feldkonstante" calcext:value-type="string">
            <text:p>Magnetische Feldkonstante</text:p>
          </table:table-cell>
          <table:table-cell office:value-type="string" calcext:value-type="string">
            <text:p>$\frac{1}{\epsilon_0 c^2}$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table:style-name="ce2" table:formula="of:=IF([.I14]=&quot;&quot;;&quot;&quot;;CONCATENATE(&quot;\SI{&quot;;[.L14];&quot;}{&quot;;[.N14];&quot;}&quot;))" office:value-type="string" office:string-value="\SI{4\pi e7}{\newton\per\ampere\squared}" calcext:value-type="string">
            <text:p>\SI{4\pi e7}{\newton\per\ampere\squared}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office:value-type="string" calcext:value-type="string">
            <text:p>Magnetische Feldkonstant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office:value-type="string" calcext:value-type="string">
            <text:p>4\pi e7</text:p>
          </table:table-cell>
          <table:table-cell office:value-type="string" calcext:value-type="string">
            <text:p>N / A^2</text:p>
          </table:table-cell>
          <table:table-cell office:value-type="string" calcext:value-type="string">
            <text:p>\newton\per\ampere\squared</text:p>
          </table:table-cell>
          <table:table-cell table:number-columns-repeated="1010"/>
        </table:table-row>
        <table:table-row table:style-name="ro1">
          <table:table-cell table:style-name="ce2" table:formula="of:=IF([.I15]=&quot;&quot;;&quot;&quot;;[.I15])" office:value-type="string" office:string-value="Masse des Elektrons" calcext:value-type="string">
            <text:p>Masse des Elektrons</text:p>
          </table:table-cell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table:style-name="ce2" table:formula="of:=IF([.I15]=&quot;&quot;;&quot;&quot;;[.I15])" office:value-type="string" office:string-value="Masse des Elektrons" calcext:value-type="string">
            <text:p>Masse des Elektrons</text:p>
          </table:table-cell>
          <table:table-cell table:style-name="ce5"/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table:style-name="ce2" table:formula="of:=IF([.I15]=&quot;&quot;;&quot;&quot;;CONCATENATE(&quot;\SI{&quot;;[.L15];&quot;}{&quot;;[.N15];&quot;}&quot;))" office:value-type="string" office:string-value="\SI{9.11e-31}{\kilogram}" calcext:value-type="string">
            <text:p>\SI{9.11e-31}{\kilogram}</text:p>
          </table:table-cell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office:value-type="string" calcext:value-type="string">
            <text:p>Masse des Elektron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010"/>
        </table:table-row>
        <table:table-row table:style-name="ro1">
          <table:table-cell table:style-name="ce2" table:formula="of:=IF([.I16]=&quot;&quot;;&quot;&quot;;[.I16])" office:value-type="string" office:string-value="Masse des Neutrons" calcext:value-type="string">
            <text:p>Masse des Neutrons</text:p>
          </table:table-cell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table:style-name="ce2" table:formula="of:=IF([.I16]=&quot;&quot;;&quot;&quot;;[.I16])" office:value-type="string" office:string-value="Masse des Neutrons" calcext:value-type="string">
            <text:p>Masse des Neutrons</text:p>
          </table:table-cell>
          <table:table-cell table:style-name="ce5"/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table:style-name="ce2" table:formula="of:=IF([.I16]=&quot;&quot;;&quot;&quot;;CONCATENATE(&quot;\SI{&quot;;[.L16];&quot;}{&quot;;[.N16];&quot;}&quot;))" office:value-type="string" office:string-value="\SI{1.0087}{\amu}" calcext:value-type="string">
            <text:p>\SI{1.0087}{\amu}</text:p>
          </table:table-cell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office:value-type="string" calcext:value-type="string">
            <text:p>Masse des Neutrons</text:p>
          </table:table-cell>
          <table:table-cell office:value-type="string" calcext:value-type="string">
            <text:p>m_n</text:p>
          </table:table-cell>
          <table:table-cell/>
          <table:table-cell table:style-name="ce11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10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 table:number-columns-repeated="1008"/>
        </table:table-row>
        <table:table-row table:style-name="ro1">
          <table:table-cell table:style-name="ce2" table:formula="of:=IF([.I17]=&quot;&quot;;&quot;&quot;;[.I17])" office:value-type="string" office:string-value="Masse des Protons" calcext:value-type="string">
            <text:p>Masse des Protons</text:p>
          </table:table-cell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table:style-name="ce2" table:formula="of:=IF([.I17]=&quot;&quot;;&quot;&quot;;[.I17])" office:value-type="string" office:string-value="Masse des Protons" calcext:value-type="string">
            <text:p>Masse des Protons</text:p>
          </table:table-cell>
          <table:table-cell table:style-name="ce5"/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table:style-name="ce2" table:formula="of:=IF([.I17]=&quot;&quot;;&quot;&quot;;CONCATENATE(&quot;\SI{&quot;;[.L17];&quot;}{&quot;;[.N17];&quot;}&quot;))" office:value-type="string" office:string-value="\SI{1.0073}{\amu}" calcext:value-type="string">
            <text:p>\SI{1.0073}{\amu}</text:p>
          </table:table-cell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office:value-type="string" calcext:value-type="string">
            <text:p>Masse des Protons</text:p>
          </table:table-cell>
          <table:table-cell office:value-type="string" calcext:value-type="string">
            <text:p>m_p</text:p>
          </table:table-cell>
          <table:table-cell/>
          <table:table-cell table:style-name="ce11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10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 table:number-columns-repeated="1008"/>
        </table:table-row>
        <table:table-row table:style-name="ro1">
          <table:table-cell table:style-name="ce2" table:formula="of:=IF([.I18]=&quot;&quot;;&quot;&quot;;[.I18])" office:value-type="string" office:string-value="Masse des Wasserstoffatoms" calcext:value-type="string">
            <text:p>Masse des Wasserstoffatoms</text:p>
          </table:table-cell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table:style-name="ce2" table:formula="of:=IF([.I18]=&quot;&quot;;&quot;&quot;;[.I18])" office:value-type="string" office:string-value="Masse des Wasserstoffatoms" calcext:value-type="string">
            <text:p>Masse des Wasserstoffatoms</text:p>
          </table:table-cell>
          <table:table-cell table:style-name="ce5"/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table:style-name="ce2" table:formula="of:=IF([.I18]=&quot;&quot;;&quot;&quot;;CONCATENATE(&quot;\SI{&quot;;[.L18];&quot;}{&quot;;[.N18];&quot;}&quot;))" office:value-type="string" office:string-value="\SI{1.0078}{\amu}" calcext:value-type="string">
            <text:p>\SI{1.0078}{\amu}</text:p>
          </table:table-cell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office:value-type="string" calcext:value-type="string">
            <text:p>Masse des Wasserstoffatom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1010"/>
        </table:table-row>
        <table:table-row table:style-name="ro1">
          <table:table-cell table:style-name="ce2" table:formula="of:=IF([.I19]=&quot;&quot;;&quot;&quot;;[.I19])" office:value-type="string" office:string-value="Plancksches Wirkungsquantum" calcext:value-type="string">
            <text:p>Plancksches Wirkungsquantum</text:p>
          </table:table-cell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table:style-name="ce2" table:formula="of:=IF([.I19]=&quot;&quot;;&quot;&quot;;[.I19])" office:value-type="string" office:string-value="Plancksches Wirkungsquantum" calcext:value-type="string">
            <text:p>Plancksches Wirkungsquantum</text:p>
          </table:table-cell>
          <table:table-cell table:style-name="ce5"/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table:style-name="ce2" table:formula="of:=IF([.I19]=&quot;&quot;;&quot;&quot;;CONCATENATE(&quot;\SI{&quot;;[.L19];&quot;}{&quot;;[.N19];&quot;}&quot;))" office:value-type="string" office:string-value="\SI{6.626e-34}{\joule\second}" calcext:value-type="string">
            <text:p>\SI{6.626e-34}{\joule\second}</text:p>
          </table:table-cell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office:value-type="string" calcext:value-type="string">
            <text:p>Plancksches Wirkungsquantu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1010"/>
        </table:table-row>
        <table:table-row table:style-name="ro1">
          <table:table-cell table:style-name="ce2" table:formula="of:=IF([.I20]=&quot;&quot;;&quot;&quot;;[.I20])" office:value-type="string" office:string-value="Spezifische Ladung des Elektrons" calcext:value-type="string">
            <text:p>Spezifische Ladung des Elektrons</text:p>
          </table:table-cell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table:style-name="ce2" table:formula="of:=IF([.I20]=&quot;&quot;;&quot;&quot;;[.I20])" office:value-type="string" office:string-value="Spezifische Ladung des Elektrons" calcext:value-type="string">
            <text:p>Spezifische Ladung des Elektrons</text:p>
          </table:table-cell>
          <table:table-cell table:style-name="ce5"/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table:style-name="ce2" table:formula="of:=IF([.I20]=&quot;&quot;;&quot;&quot;;CONCATENATE(&quot;\SI{&quot;;[.L20];&quot;}{&quot;;[.N20];&quot;}&quot;))" office:value-type="string" office:string-value="\SI{1.76e11}{\coulomb\per\kilogram}" calcext:value-type="string">
            <text:p>\SI{1.76e11}{\coulomb\per\kilogram}</text:p>
          </table:table-cell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office:value-type="string" calcext:value-type="string">
            <text:p>Spezifische Ladung des Elektrons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1010"/>
        </table:table-row>
        <table:table-row table:style-name="ro1">
          <table:table-cell table:style-name="ce2" table:formula="of:=IF([.I21]=&quot;&quot;;&quot;&quot;;[.I21])" office:value-type="string" office:string-value="Universelle Gaskonstante" calcext:value-type="string">
            <text:p>Universelle Gaskonstante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table:style-name="ce2" table:formula="of:=IF([.I21]=&quot;&quot;;&quot;&quot;;[.I21])" office:value-type="string" office:string-value="Universelle Gaskonstante" calcext:value-type="string">
            <text:p>Universelle Gaskonstante</text:p>
          </table:table-cell>
          <table:table-cell office:value-type="string" calcext:value-type="string">
            <text:p>$N_A\cdot k_B$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table:style-name="ce2" table:formula="of:=IF([.I21]=&quot;&quot;;&quot;&quot;;CONCATENATE(&quot;\SI{&quot;;[.L21];&quot;}{&quot;;[.N21];&quot;}&quot;))" office:value-type="string" office:string-value="\SI{8.31e3}{\joule\per\kelvin\per\kilo\mol}" calcext:value-type="string">
            <text:p>\SI{8.31e3}{\joule\per\kelvin\per\kilo\mol}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office:value-type="string" calcext:value-type="string">
            <text:p>Universelle Gaskonstante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e3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kelvin\per\kilo\mol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12:58:43.631382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3T13:17:18.241327424</dc:date>
    <meta:editing-duration>PT1H55M6S</meta:editing-duration>
    <meta:editing-cycles>44</meta:editing-cycles>
    <meta:generator>LibreOffice/5.2.7.2$Linux_X86_64 LibreOffice_project/20m0$Build-2</meta:generator>
    <meta:print-date>2019-01-01T16:59:37.016746981</meta:print-date>
    <meta:document-statistic meta:table-count="1" meta:cell-count="271" meta:object-count="0"/>
  </office:meta>
</office:document-meta>
</file>